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 NMD442 snow plow project</text:p>
          </table:table-cell>
          <table:table-cell table:number-columns-repeated="1015"/>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8">00/00/0000</text:date>, <text:time style:data-style-name="N2" text:time-value="03:32:17.24285703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03:49:14.990553272</dc:date>
    <meta:creation-date>2016-09-05T22:47:24Z</meta:creation-date>
    <meta:editing-cycles>1364</meta:editing-cycles>
    <meta:editing-duration>P27DT19H36M17S</meta:editing-duration>
    <meta:generator>LibreOffice/5.2.7.2$Linux_X86_64 LibreOffice_project/20m0$Build-2</meta:generator>
    <meta:document-statistic meta:table-count="4" meta:cell-count="4094" meta:object-count="0"/>
  </office:meta>
</office:document-meta>
</file>